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64013372341703305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3330011309656292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5196245832417891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7550192956557585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878140692542117421"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907831591328767944"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39166951369388025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135818192974827538"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654789" text:continue-list="list339166951369388025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66700736415997584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64149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63248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631333"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637920"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64005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7208029923771168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64713218050795990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31585628065866830"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654438"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90908178229425453"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54938673028911407"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49942917469342612" text:style-name="L15">
        <text:list-item>
          <text:list>
            <text:list-header>
              <text:p text:style-name="P181">1.5 miles averaging about 9:40/mile and rest 1 min</text:p>
            </text:list-header>
          </text:list>
        </text:list-item>
      </text:list>
      <text:p text:style-name="P24">1 mile in 8:26 and rest 2 min</text:p>
      <text:list xml:id="list3282433308816214300"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318778527303874627"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634337"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158688426979419319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942123161532252383"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284452465841971026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650066" text:continue-list="list1942123161532252383" text:style-name="L19">
        <text:list-item>
          <text:list>
            <text:list-header>
              <text:p text:style-name="P185">(Pace*HR)=1240</text:p>
            </text:list-header>
          </text:list>
        </text:list-item>
      </text:list>
      <text:list xml:id="list28648965" text:continue-list="list1586884269794193194" text:style-name="L18">
        <text:list-item>
          <text:list>
            <text:list-header>
              <text:p text:style-name="P184">2 miles at 10:46/mile Ave HR= 121 bpm and rest a few minutes</text:p>
            </text:list-header>
          </text:list>
        </text:list-item>
      </text:list>
      <text:list xml:id="list28629833" text:continue-list="list28650066"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8652820"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283619589420898892"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67377896715929588"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741654530806757363"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778869906977608809"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345863041820923935"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322062213094952568"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8648178"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635243"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46798651221897272"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361172755171055391"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94122215239955251"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55440528340573893"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70070731208461459"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7010491106774745" text:style-name="L32">
        <text:list-item>
          <text:list>
            <text:list-header>
              <text:p text:style-name="P195">0.25 miles in 2:54</text:p>
              <text:p text:style-name="P195">1 mile in 9:21 going faster as I ran and ending at around 8:30 pace</text:p>
            </text:list-header>
          </text:list>
        </text:list-item>
      </text:list>
      <text:list xml:id="list1829318647510640879"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014838039554735617"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89609888786536326"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0697537455195199"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10"><text:span text:style-name="T3"/></text:p>
      <text:p text:style-name="P10"><text:span text:style-name="T3"/></text:p>
      <text:p text:style-name="P10"><text:span text:style-name="T3"/></text:p>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10"><text:span text:style-name="T3">Time for the 4 miles: 39:58, Approximate splits: 10:00, 9:45, 10:00, 10:15. </text:span></text:p>
      <text:p text:style-name="P10"><text:span text:style-name="T3">My pulse during the run was always close to 128 bpm.</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521823008564528239"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5T08:37:31.98</dc:date>
    <dc:creator>James Lombardi</dc:creator>
    <meta:editing-duration>P27DT8H9M20S</meta:editing-duration>
    <meta:editing-cycles>2033</meta:editing-cycles>
    <meta:generator>OpenOffice/4.1.2$Win32 OpenOffice.org_project/412m3$Build-9782</meta:generator>
    <meta:document-statistic meta:table-count="0" meta:image-count="9" meta:object-count="0" meta:page-count="202" meta:paragraph-count="5860" meta:word-count="63457" meta:character-count="325150"/>
  </office:meta>
</office:document-meta>
</file>